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r.addPlayer( Element play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r.getPerson( String memb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ager.ge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r.getAllPersonsByPosi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nager.getDreamT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r.buildDreamTeam( Team dream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ager.readPlayers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r.getElementValue( Element element ,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r.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